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</office:font-face-decls>
  <office:automatic-styles>
    <style:style style:name="Table1" style:family="table">
      <style:table-properties style:width="7.3076in" table:align="margins"/>
    </style:style>
    <style:style style:name="Table1.A" style:family="table-column">
      <style:table-column-properties style:column-width="3.6542in" style:rel-column-width="32767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3076in" table:align="margins"/>
    </style:style>
    <style:style style:name="Table2.A" style:family="table-column">
      <style:table-column-properties style:column-width="3.6542in" style:rel-column-width="32767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ubtitle">
      <style:paragraph-properties fo:margin-top="0in" fo:margin-bottom="0in" style:contextual-spacing="false" fo:text-align="start" style:justify-single-word="false"/>
      <style:text-properties fo:font-size="26pt" fo:language="pl" fo:country="PL" fo:font-weight="bold" officeooo:rsid="0032ca16" officeooo:paragraph-rsid="0032ca16" style:font-size-asian="18pt" style:font-weight-asian="bold" style:font-size-complex="18pt" style:font-weight-complex="bold"/>
    </style:style>
    <style:style style:name="P2" style:family="paragraph" style:parent-style-name="Title">
      <style:paragraph-properties fo:margin-top="0in" fo:margin-bottom="0in" style:contextual-spacing="false" fo:text-align="start" style:justify-single-word="false"/>
      <style:text-properties fo:font-size="36pt" fo:language="pl" fo:country="PL" officeooo:paragraph-rsid="00402444" style:font-size-asian="20pt" style:font-size-complex="20pt"/>
    </style:style>
    <style:style style:name="P3" style:family="paragraph" style:parent-style-name="Title">
      <style:paragraph-properties fo:text-align="start" style:justify-single-word="false" fo:break-before="page"/>
      <style:text-properties fo:font-size="32pt" fo:language="pl" fo:country="PL" officeooo:paragraph-rsid="001d710d" style:font-size-asian="20pt" style:font-size-complex="20pt"/>
    </style:style>
    <style:style style:name="P4" style:family="paragraph" style:parent-style-name="Title">
      <style:paragraph-properties fo:margin-top="0in" fo:margin-bottom="0in" style:contextual-spacing="false" fo:text-align="start" style:justify-single-word="false"/>
      <style:text-properties fo:font-size="38pt" fo:language="pl" fo:country="PL" officeooo:paragraph-rsid="00185ceb" style:font-size-asian="20pt" style:font-size-complex="20pt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/>
      <style:text-properties fo:font-size="28pt" fo:language="pl" fo:country="PL" fo:font-style="italic" fo:font-weight="bold" officeooo:rsid="00199bcf" officeooo:paragraph-rsid="00199bcf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/>
      <style:text-properties fo:font-size="24pt" fo:language="pl" fo:country="PL" fo:font-style="italic" fo:font-weight="bold" officeooo:rsid="00199bcf" officeooo:paragraph-rsid="00199bcf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paragraph-properties fo:margin-top="0in" fo:margin-bottom="0in" style:contextual-spacing="false"/>
      <style:text-properties fo:font-size="24pt" fo:language="pl" fo:country="PL" fo:font-style="italic" fo:font-weight="bold" officeooo:rsid="00199bcf" officeooo:paragraph-rsid="00199bcf" style:font-size-asian="20pt" style:font-style-asian="italic" style:font-weight-asian="bold" style:font-size-complex="20pt" style:font-style-complex="italic" style:font-weight-complex="bold"/>
    </style:style>
    <style:style style:name="P8" style:family="paragraph" style:parent-style-name="Standard" style:list-style-name="L1">
      <style:paragraph-properties fo:margin-top="0in" fo:margin-bottom="0in" style:contextual-spacing="false"/>
      <style:text-properties fo:font-size="24pt" fo:language="pl" fo:country="PL" officeooo:rsid="00199bcf" officeooo:paragraph-rsid="00199bcf" style:font-size-asian="20pt" style:font-size-complex="20pt"/>
    </style:style>
    <style:style style:name="P9" style:family="paragraph" style:parent-style-name="Standard">
      <style:paragraph-properties fo:margin-top="0in" fo:margin-bottom="0in" style:contextual-spacing="false"/>
      <style:text-properties fo:font-size="24pt" fo:language="pl" fo:country="PL" officeooo:rsid="00199bcf" officeooo:paragraph-rsid="00199bcf" style:font-size-asian="20pt" style:font-size-complex="20pt"/>
    </style:style>
    <style:style style:name="P10" style:family="paragraph" style:parent-style-name="Standard" style:list-style-name="L2">
      <style:paragraph-properties fo:margin-top="0in" fo:margin-bottom="0in" style:contextual-spacing="false"/>
      <style:text-properties fo:font-size="24pt" fo:language="pl" fo:country="PL" fo:font-style="normal" fo:font-weight="normal" officeooo:rsid="00199bcf" officeooo:paragraph-rsid="00199bcf" style:font-size-asian="20pt" style:font-style-asian="normal" style:font-weight-asian="normal" style:font-size-complex="20pt" style:font-style-complex="normal" style:font-weight-complex="normal"/>
    </style:style>
    <style:style style:name="P11" style:family="paragraph" style:parent-style-name="Standard" style:list-style-name="L3">
      <style:paragraph-properties fo:margin-top="0in" fo:margin-bottom="0in" style:contextual-spacing="false"/>
      <style:text-properties fo:font-size="24pt" fo:language="pl" fo:country="PL" fo:font-style="normal" fo:font-weight="normal" officeooo:rsid="00199bcf" officeooo:paragraph-rsid="00199bcf" style:font-size-asian="20pt" style:font-style-asian="normal" style:font-weight-asian="normal" style:font-size-complex="20pt" style:font-style-complex="normal" style:font-weight-complex="normal"/>
    </style:style>
    <style:style style:name="P12" style:family="paragraph" style:parent-style-name="Standard" style:list-style-name="L4">
      <style:paragraph-properties fo:margin-top="0in" fo:margin-bottom="0in" style:contextual-spacing="false"/>
      <style:text-properties fo:font-size="23pt" fo:language="pl" fo:country="PL" fo:font-style="normal" fo:font-weight="normal" officeooo:rsid="00199bcf" officeooo:paragraph-rsid="00199bcf" style:font-size-asian="17pt" style:font-style-asian="normal" style:font-weight-asian="normal" style:font-size-complex="17pt" style:font-style-complex="normal" style:font-weight-complex="normal"/>
    </style:style>
    <style:style style:name="P13" style:family="paragraph" style:parent-style-name="Standard" style:list-style-name="L5">
      <style:text-properties fo:font-size="22pt" fo:language="pl" fo:country="PL" officeooo:rsid="001d710d" officeooo:paragraph-rsid="001d710d" style:font-size-asian="20pt" style:font-size-complex="20pt"/>
    </style:style>
    <style:style style:name="P14" style:family="paragraph" style:parent-style-name="Standard" style:list-style-name="L6">
      <style:text-properties fo:font-size="22pt" fo:language="pl" fo:country="PL" officeooo:rsid="001d710d" officeooo:paragraph-rsid="001d710d" style:font-size-asian="20pt" style:font-size-complex="20pt"/>
    </style:style>
    <style:style style:name="P15" style:family="paragraph" style:parent-style-name="Standard">
      <style:text-properties fo:font-size="22pt" fo:language="pl" fo:country="PL" officeooo:rsid="001d710d" officeooo:paragraph-rsid="001d710d" style:font-size-asian="20pt" style:font-size-complex="20pt"/>
    </style:style>
    <style:style style:name="P16" style:family="paragraph" style:parent-style-name="Standard" style:list-style-name="L6">
      <style:text-properties fo:font-size="22pt" fo:language="pl" fo:country="PL" officeooo:rsid="001e900d" officeooo:paragraph-rsid="001e900d" style:font-size-asian="20pt" style:font-size-complex="20pt"/>
    </style:style>
    <style:style style:name="P17" style:family="paragraph" style:parent-style-name="Standard" style:list-style-name="L7">
      <style:text-properties fo:font-size="22pt" fo:language="pl" fo:country="PL" officeooo:rsid="001e900d" officeooo:paragraph-rsid="001e900d" style:font-size-asian="20pt" style:font-size-complex="20pt"/>
    </style:style>
    <style:style style:name="P18" style:family="paragraph" style:parent-style-name="Standard">
      <style:text-properties fo:font-size="22pt" fo:language="pl" fo:country="PL" officeooo:rsid="001e900d" officeooo:paragraph-rsid="001e900d" style:font-size-asian="20pt" style:font-size-complex="20pt"/>
    </style:style>
    <style:style style:name="P19" style:family="paragraph" style:parent-style-name="Standard" style:list-style-name="L8">
      <style:text-properties fo:font-size="22pt" fo:language="pl" fo:country="PL" officeooo:rsid="00201754" officeooo:paragraph-rsid="00201754" style:font-size-asian="20pt" style:font-size-complex="20pt"/>
    </style:style>
    <style:style style:name="P20" style:family="paragraph" style:parent-style-name="Standard">
      <style:text-properties fo:font-size="22pt" fo:language="pl" fo:country="PL" officeooo:rsid="00201754" officeooo:paragraph-rsid="00201754" style:font-size-asian="20pt" style:font-size-complex="20pt"/>
    </style:style>
    <style:style style:name="P21" style:family="paragraph" style:parent-style-name="Standard" style:list-style-name="L9">
      <style:text-properties fo:font-size="22pt" fo:language="pl" fo:country="PL" officeooo:rsid="002156dc" officeooo:paragraph-rsid="002156dc" style:font-size-asian="20pt" style:font-size-complex="20pt"/>
    </style:style>
    <style:style style:name="P22" style:family="paragraph" style:parent-style-name="Standard" style:list-style-name="L9">
      <style:text-properties fo:font-size="22pt" fo:language="pl" fo:country="PL" officeooo:rsid="002156dc" officeooo:paragraph-rsid="00230203" style:font-size-asian="20pt" style:font-size-complex="20pt"/>
    </style:style>
    <style:style style:name="P23" style:family="paragraph" style:parent-style-name="Standard">
      <style:paragraph-properties fo:margin-top="0in" fo:margin-bottom="0in" style:contextual-spacing="false"/>
      <style:text-properties fo:font-size="22pt" fo:language="pl" fo:country="PL" officeooo:rsid="00199bcf" officeooo:paragraph-rsid="00199bcf" style:font-size-asian="20pt" style:font-size-complex="20pt"/>
    </style:style>
    <style:style style:name="P24" style:family="paragraph" style:parent-style-name="Table_20_Contents">
      <style:paragraph-properties fo:text-align="start" style:justify-single-word="false"/>
      <style:text-properties fo:font-size="26pt" officeooo:rsid="0043bdea" officeooo:paragraph-rsid="0043bdea" style:font-size-asian="20pt" style:font-size-complex="20pt"/>
    </style:style>
    <style:style style:name="P25" style:family="paragraph" style:parent-style-name="Table_20_Contents">
      <style:paragraph-properties fo:text-align="start" style:justify-single-word="false"/>
      <style:text-properties fo:font-size="26pt" officeooo:rsid="0043bdea" officeooo:paragraph-rsid="0044f13e" style:font-size-asian="20pt" style:font-size-complex="20pt"/>
    </style:style>
    <style:style style:name="P26" style:family="paragraph" style:parent-style-name="Text_20_body" style:list-style-name="L10">
      <style:text-properties fo:font-size="26pt" fo:language="pl" fo:country="PL" officeooo:rsid="002156dc" officeooo:paragraph-rsid="002156dc" style:font-size-asian="20pt" style:font-size-complex="20pt"/>
    </style:style>
    <style:style style:name="P27" style:family="paragraph" style:parent-style-name="Text_20_body">
      <style:text-properties fo:font-size="26pt" fo:language="pl" fo:country="PL" officeooo:rsid="002156dc" officeooo:paragraph-rsid="002156dc" style:font-size-asian="20pt" style:font-size-complex="20pt"/>
    </style:style>
    <style:style style:name="P28" style:family="paragraph" style:parent-style-name="Text_20_body">
      <style:paragraph-properties fo:text-align="center" style:justify-single-word="false"/>
      <style:text-properties fo:font-size="26pt" fo:language="pl" fo:country="PL" officeooo:rsid="002410d9" officeooo:paragraph-rsid="002410d9" style:font-size-asian="20pt" style:font-size-complex="20pt"/>
    </style:style>
    <style:style style:name="P29" style:family="paragraph" style:parent-style-name="Text_20_body">
      <style:paragraph-properties fo:text-align="start" style:justify-single-word="false"/>
      <style:text-properties fo:font-size="26pt" fo:language="pl" fo:country="PL" officeooo:rsid="001d710d" officeooo:paragraph-rsid="002410d9" style:font-size-asian="20pt" style:font-size-complex="20pt"/>
    </style:style>
    <style:style style:name="P30" style:family="paragraph" style:parent-style-name="Text_20_body">
      <style:paragraph-properties fo:text-align="start" style:justify-single-word="false"/>
      <style:text-properties fo:font-size="26pt" fo:language="pl" fo:country="PL" officeooo:rsid="001d710d" officeooo:paragraph-rsid="002156dc" style:font-size-asian="20pt" style:font-size-complex="20pt"/>
    </style:style>
    <style:style style:name="P31" style:family="paragraph" style:parent-style-name="Text_20_body" style:list-style-name="L21">
      <loext:graphic-properties draw:fill="none"/>
      <style:paragraph-properties fo:margin-left="0.1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32" style:family="paragraph" style:parent-style-name="Text_20_body" style:list-style-name="L21" style:master-page-name="">
      <loext:graphic-properties draw:fill="none"/>
      <style:paragraph-properties fo:margin-left="0.1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33" style:family="paragraph" style:parent-style-name="Text_20_body" style:list-style-name="L21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35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26pt" fo:language="pl" fo:country="PL" fo:font-weight="bold" officeooo:rsid="003cf66f" officeooo:paragraph-rsid="003cf66f" style:font-size-asian="20pt" style:font-weight-asian="bold" style:font-size-complex="20pt" style:font-weight-complex="bold"/>
    </style:style>
    <style:style style:name="P36" style:family="paragraph" style:parent-style-name="Text_20_body">
      <style:paragraph-properties fo:text-align="start" style:justify-single-word="false"/>
      <style:text-properties fo:font-size="26pt" fo:language="pl" fo:country="PL" fo:font-weight="bold" officeooo:rsid="003a718d" officeooo:paragraph-rsid="003a718d" style:font-size-asian="20pt" style:font-weight-asian="bold" style:font-size-complex="20pt" style:font-weight-complex="bold"/>
    </style:style>
    <style:style style:name="P3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2edc4" officeooo:paragraph-rsid="0042edc4" style:font-size-asian="20pt" style:font-style-asian="normal" style:font-weight-asian="bold" style:font-size-complex="20pt" style:font-style-complex="normal" style:font-weight-complex="bold"/>
    </style:style>
    <style:style style:name="P3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2edc4" officeooo:paragraph-rsid="0043b7a2" style:font-size-asian="20pt" style:font-style-asian="normal" style:font-weight-asian="bold" style:font-size-complex="20pt" style:font-style-complex="normal" style:font-weight-complex="bold"/>
    </style:style>
    <style:style style:name="P3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2edc4" officeooo:paragraph-rsid="0043bdea" style:font-size-asian="20pt" style:font-style-asian="normal" style:font-weight-asian="bold" style:font-size-complex="20pt" style:font-style-complex="normal" style:font-weight-complex="bold"/>
    </style:style>
    <style:style style:name="P4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3bdea" officeooo:paragraph-rsid="0043bdea" style:font-size-asian="20pt" style:font-style-asian="normal" style:font-weight-asian="bold" style:font-size-complex="20pt" style:font-style-complex="normal" style:font-weight-complex="bold"/>
    </style:style>
    <style:style style:name="P4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4f13e" officeooo:paragraph-rsid="0044f13e" style:font-size-asian="20pt" style:font-style-asian="normal" style:font-weight-asian="bold" style:font-size-complex="20pt" style:font-style-complex="normal" style:font-weight-complex="bold"/>
    </style:style>
    <style:style style:name="P42" style:family="paragraph" style:parent-style-name="Text_20_body" style:list-style-name="L11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3093e" officeooo:paragraph-rsid="0033093e" style:font-size-asian="18pt" style:font-style-asian="normal" style:font-weight-asian="bold" style:font-size-complex="18pt" style:font-style-complex="normal" style:font-weight-complex="bold"/>
    </style:style>
    <style:style style:name="P43" style:family="paragraph" style:parent-style-name="Text_20_body" style:list-style-name="L12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3093e" officeooo:paragraph-rsid="0033093e" style:font-size-asian="18pt" style:font-style-asian="normal" style:font-weight-asian="bold" style:font-size-complex="18pt" style:font-style-complex="normal" style:font-weight-complex="bold"/>
    </style:style>
    <style:style style:name="P44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3093e" officeooo:paragraph-rsid="0033093e" style:font-size-asian="18pt" style:font-style-asian="normal" style:font-weight-asian="bold" style:font-size-complex="18pt" style:font-style-complex="normal" style:font-weight-complex="bold"/>
    </style:style>
    <style:style style:name="P45" style:family="paragraph" style:parent-style-name="Text_20_body" style:list-style-name="L2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2pt" fo:language="pl" fo:country="PL" fo:font-style="normal" fo:font-weight="bold" officeooo:rsid="0039040a" officeooo:paragraph-rsid="0039040a" style:font-size-asian="18pt" style:font-style-asian="normal" style:font-weight-asian="bold" style:font-size-complex="18pt" style:font-style-complex="normal" style:font-weight-complex="bold"/>
    </style:style>
    <style:style style:name="P46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fo:font-size="22pt" fo:language="pl" fo:country="PL" fo:font-style="normal" fo:font-weight="bold" officeooo:rsid="0039040a" officeooo:paragraph-rsid="0039040a" style:font-size-asian="18pt" style:font-style-asian="normal" style:font-weight-asian="bold" style:font-size-complex="18pt" style:font-style-complex="normal" style:font-weight-complex="bold"/>
    </style:style>
    <style:style style:name="P4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9040a" officeooo:paragraph-rsid="0039040a" style:font-size-asian="18pt" style:font-style-asian="normal" style:font-weight-asian="bold" style:font-size-complex="18pt" style:font-style-complex="normal" style:font-weight-complex="bold"/>
    </style:style>
    <style:style style:name="P4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6ebb3" officeooo:paragraph-rsid="0036ebb3" style:font-size-asian="18pt" style:font-style-asian="normal" style:font-weight-asian="bold" style:font-size-complex="18pt" style:font-style-complex="normal" style:font-weight-complex="bold"/>
    </style:style>
    <style:style style:name="P4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80889" officeooo:paragraph-rsid="0039040a" style:font-size-asian="18pt" style:font-style-asian="normal" style:font-weight-asian="bold" style:font-size-complex="18pt" style:font-style-complex="normal" style:font-weight-complex="bold"/>
    </style:style>
    <style:style style:name="P5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80889" officeooo:paragraph-rsid="00380889" style:font-size-asian="18pt" style:font-style-asian="normal" style:font-weight-asian="bold" style:font-size-complex="18pt" style:font-style-complex="normal" style:font-weight-complex="bold"/>
    </style:style>
    <style:style style:name="P5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5a29c" officeooo:paragraph-rsid="0035a29c" style:font-size-asian="18pt" style:font-style-asian="normal" style:font-weight-asian="bold" style:font-size-complex="18pt" style:font-style-complex="normal" style:font-weight-complex="bold"/>
    </style:style>
    <style:style style:name="P5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48589" officeooo:paragraph-rsid="00348589" style:font-size-asian="18pt" style:font-style-asian="normal" style:font-weight-asian="bold" style:font-size-complex="18pt" style:font-style-complex="normal" style:font-weight-complex="bold"/>
    </style:style>
    <style:style style:name="P53" style:family="paragraph" style:parent-style-name="Text_20_body" style:list-style-name="L22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54" style:family="paragraph" style:parent-style-name="Text_20_body" style:list-style-name="L23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5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56" style:family="paragraph" style:parent-style-name="Text_20_body" style:list-style-name="L14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48589" officeooo:paragraph-rsid="00348589" style:font-size-asian="18pt" style:font-style-asian="normal" style:font-weight-asian="normal" style:font-size-complex="18pt" style:font-style-complex="normal" style:font-weight-complex="normal"/>
    </style:style>
    <style:style style:name="P5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48589" officeooo:paragraph-rsid="00348589" style:font-size-asian="18pt" style:font-style-asian="normal" style:font-weight-asian="normal" style:font-size-complex="18pt" style:font-style-complex="normal" style:font-weight-complex="normal"/>
    </style:style>
    <style:style style:name="P58" style:family="paragraph" style:parent-style-name="Text_20_body" style:list-style-name="L15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6ebb3" officeooo:paragraph-rsid="0036ebb3" style:font-size-asian="18pt" style:font-style-asian="normal" style:font-weight-asian="normal" style:font-size-complex="18pt" style:font-style-complex="normal" style:font-weight-complex="normal"/>
    </style:style>
    <style:style style:name="P59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6ebb3" officeooo:paragraph-rsid="0036ebb3" style:font-size-asian="18pt" style:font-style-asian="normal" style:font-weight-asian="normal" style:font-size-complex="18pt" style:font-style-complex="normal" style:font-weight-complex="normal"/>
    </style:style>
    <style:style style:name="P60" style:family="paragraph" style:parent-style-name="Text_20_body" style:list-style-name="L17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80889" officeooo:paragraph-rsid="00380889" style:font-size-asian="18pt" style:font-style-asian="normal" style:font-weight-asian="normal" style:font-size-complex="18pt" style:font-style-complex="normal" style:font-weight-complex="normal"/>
    </style:style>
    <style:style style:name="P61" style:family="paragraph" style:parent-style-name="Text_20_body" style:list-style-name="L18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9040a" officeooo:paragraph-rsid="0039040a" style:font-size-asian="18pt" style:font-style-asian="normal" style:font-weight-asian="normal" style:font-size-complex="18pt" style:font-style-complex="normal" style:font-weight-complex="normal"/>
    </style:style>
    <style:style style:name="P62" style:family="paragraph" style:parent-style-name="Text_20_body" style:list-style-name="L19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9040a" officeooo:paragraph-rsid="0039040a" style:font-size-asian="18pt" style:font-style-asian="normal" style:font-weight-asian="normal" style:font-size-complex="18pt" style:font-style-complex="normal" style:font-weight-complex="normal"/>
    </style:style>
    <style:style style:name="P63" style:family="paragraph" style:parent-style-name="Text_20_body" style:list-style-name="L2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2pt" fo:language="pl" fo:country="PL" fo:font-style="normal" fo:font-weight="normal" officeooo:rsid="0039040a" officeooo:paragraph-rsid="0039040a" style:font-size-asian="18pt" style:font-style-asian="normal" style:font-weight-asian="normal" style:font-size-complex="18pt" style:font-style-complex="normal" style:font-weight-complex="normal"/>
    </style:style>
    <style:style style:name="P64" style:family="paragraph" style:parent-style-name="Text_20_body" style:list-style-name="L2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2pt" fo:language="pl" fo:country="PL" fo:font-style="normal" fo:font-weight="normal" officeooo:rsid="0039040a" officeooo:paragraph-rsid="003a2cfa" style:font-size-asian="18pt" style:font-style-asian="normal" style:font-weight-asian="normal" style:font-size-complex="18pt" style:font-style-complex="normal" style:font-weight-complex="normal"/>
    </style:style>
    <style:style style:name="P6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cf66f" officeooo:paragraph-rsid="003cf66f" style:font-size-asian="20pt" style:font-style-asian="normal" style:font-weight-asian="normal" style:font-size-complex="20pt" style:font-style-complex="normal" style:font-weight-complex="normal"/>
    </style:style>
    <style:style style:name="P6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weight="normal" officeooo:rsid="0032ca16" officeooo:paragraph-rsid="0032ca16" style:font-size-asian="18pt" style:font-weight-asian="normal" style:font-size-complex="18pt" style:font-weight-complex="normal"/>
    </style:style>
    <style:style style:name="P67" style:family="paragraph" style:parent-style-name="Text_20_body" style:list-style-name="L24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3cf66f" officeooo:paragraph-rsid="003cf66f" style:font-size-asian="20pt" style:font-style-asian="normal" style:font-weight-asian="normal" style:font-size-complex="20pt" style:font-style-complex="normal" style:font-weight-complex="normal"/>
    </style:style>
    <style:style style:name="P68" style:family="paragraph" style:parent-style-name="Text_20_body" style:list-style-name="L24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3cf66f" officeooo:paragraph-rsid="003ec0c0" style:font-size-asian="20pt" style:font-style-asian="normal" style:font-weight-asian="normal" style:font-size-complex="20pt" style:font-style-complex="normal" style:font-weight-complex="normal"/>
    </style:style>
    <style:style style:name="P6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3cf66f" officeooo:paragraph-rsid="003cf66f" style:font-size-asian="20pt" style:font-style-asian="normal" style:font-weight-asian="normal" style:font-size-complex="20pt" style:font-style-complex="normal" style:font-weight-complex="normal"/>
    </style:style>
    <style:style style:name="P70" style:family="paragraph" style:parent-style-name="Text_20_body" style:list-style-name="L25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020b7" officeooo:paragraph-rsid="004020b7" style:font-size-asian="20pt" style:font-style-asian="normal" style:font-weight-asian="normal" style:font-size-complex="20pt" style:font-style-complex="normal" style:font-weight-complex="normal"/>
    </style:style>
    <style:style style:name="P71" style:family="paragraph" style:parent-style-name="Text_20_body" style:list-style-name="L26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020b7" officeooo:paragraph-rsid="004020b7" style:font-size-asian="20pt" style:font-style-asian="normal" style:font-weight-asian="normal" style:font-size-complex="20pt" style:font-style-complex="normal" style:font-weight-complex="normal"/>
    </style:style>
    <style:style style:name="P7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020b7" officeooo:paragraph-rsid="004020b7" style:font-size-asian="20pt" style:font-style-asian="normal" style:font-weight-asian="normal" style:font-size-complex="20pt" style:font-style-complex="normal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size="20pt" fo:language="pl" fo:country="PL" officeooo:rsid="003a718d" officeooo:paragraph-rsid="003a718d" style:font-size-asian="20pt" style:font-size-complex="20pt"/>
    </style:style>
    <style:style style:name="P74" style:family="paragraph" style:parent-style-name="Text_20_body" style:list-style-name="L25">
      <style:paragraph-properties fo:margin-top="0in" fo:margin-bottom="0in" style:contextual-spacing="false" fo:text-align="start" style:justify-single-word="false"/>
      <style:text-properties officeooo:paragraph-rsid="004020b7"/>
    </style:style>
    <style:style style:name="P7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4020b7" officeooo:paragraph-rsid="004020b7" style:font-size-asian="20pt" style:font-style-asian="normal" style:font-weight-asian="bold" style:font-size-complex="20pt" style:font-style-complex="normal" style:font-weight-complex="bold"/>
    </style:style>
    <style:style style:name="P7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42edc4" officeooo:paragraph-rsid="004020b7" style:font-size-asian="20pt" style:font-style-asian="normal" style:font-weight-asian="bold" style:font-size-complex="20pt" style:font-style-complex="normal" style:font-weight-complex="bold"/>
    </style:style>
    <style:style style:name="P7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7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36ebb3" officeooo:paragraph-rsid="0036ebb3" style:font-size-asian="18pt" style:font-style-asian="normal" style:font-weight-asian="bold" style:font-size-complex="18pt" style:font-style-complex="normal" style:font-weight-complex="bold"/>
    </style:style>
    <style:style style:name="P79" style:family="paragraph" style:parent-style-name="Text_20_body" style:list-style-name="L28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normal" officeooo:rsid="0042edc4" officeooo:paragraph-rsid="0042edc4" style:font-size-asian="20pt" style:font-style-asian="normal" style:font-weight-asian="normal" style:font-size-complex="20pt" style:font-style-complex="normal" style:font-weight-complex="normal"/>
    </style:style>
    <style:style style:name="P80" style:family="paragraph" style:parent-style-name="Text_20_body" style:list-style-name="L29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normal" officeooo:rsid="0042edc4" officeooo:paragraph-rsid="0042edc4" style:font-size-asian="20pt" style:font-style-asian="normal" style:font-weight-asian="normal" style:font-size-complex="20pt" style:font-style-complex="normal" style:font-weight-complex="normal"/>
    </style:style>
    <style:style style:name="P81" style:family="paragraph" style:parent-style-name="Text_20_body" style:list-style-name="L30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normal" officeooo:rsid="0043b7a2" officeooo:paragraph-rsid="0043b7a2" style:font-size-asian="20pt" style:font-style-asian="normal" style:font-weight-asian="normal" style:font-size-complex="20pt" style:font-style-complex="normal" style:font-weight-complex="normal"/>
    </style:style>
    <style:style style:name="P82" style:family="paragraph" style:parent-style-name="Text_20_body" style:list-style-name="L31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normal" officeooo:rsid="0043bdea" officeooo:paragraph-rsid="0043bdea" style:font-size-asian="20pt" style:font-style-asian="normal" style:font-weight-asian="normal" style:font-size-complex="20pt" style:font-style-complex="normal" style:font-weight-complex="normal"/>
    </style:style>
    <style:style style:name="P83" style:family="paragraph" style:parent-style-name="Text_20_body" style:list-style-name="L33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normal" officeooo:rsid="0043bdea" officeooo:paragraph-rsid="0043bdea" style:font-size-asian="20pt" style:font-style-asian="normal" style:font-weight-asian="normal" style:font-size-complex="20pt" style:font-style-complex="normal" style:font-weight-complex="normal"/>
    </style:style>
    <style:style style:name="P8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8pt" fo:language="pl" fo:country="PL" fo:font-style="normal" fo:font-weight="bold" officeooo:rsid="0044f13e" officeooo:paragraph-rsid="0044f13e" style:font-size-asian="20pt" style:font-style-asian="normal" style:font-weight-asian="bold" style:font-size-complex="20pt" style:font-style-complex="normal" style:font-weight-complex="bold"/>
    </style:style>
    <style:style style:name="P85" style:family="paragraph" style:parent-style-name="Text_20_body" style:list-style-name="L34">
      <style:paragraph-properties fo:margin-top="0in" fo:margin-bottom="0in" style:contextual-spacing="false" fo:text-align="start" style:justify-single-word="false"/>
      <style:text-properties fo:font-size="28pt" fo:language="pl" fo:country="PL" fo:font-style="normal" fo:font-weight="normal" officeooo:rsid="0044f13e" officeooo:paragraph-rsid="0044f13e" style:font-size-asian="20pt" style:font-style-asian="normal" style:font-weight-asian="normal" style:font-size-complex="20pt" style:font-style-complex="normal" style:font-weight-complex="normal"/>
    </style:style>
    <style:style style:name="P86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28pt" fo:language="pl" fo:country="PL" fo:font-style="italic" fo:font-weight="bold" officeooo:rsid="0042edc4" officeooo:paragraph-rsid="0042edc4" style:font-size-asian="20pt" style:font-style-asian="italic" style:font-weight-asian="bold" style:font-size-complex="20pt" style:font-style-complex="italic" style:font-weight-complex="bold"/>
    </style:style>
    <style:style style:name="P8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8pt" fo:language="pl" fo:country="PL" fo:font-style="italic" fo:font-weight="bold" officeooo:rsid="0044f13e" officeooo:paragraph-rsid="0044f13e" style:font-size-asian="20pt" style:font-style-asian="italic" style:font-weight-asian="bold" style:font-size-complex="20pt" style:font-style-complex="italic" style:font-weight-complex="bold"/>
    </style:style>
    <style:style style:name="P88" style:family="paragraph" style:parent-style-name="Text_20_body">
      <style:paragraph-properties fo:text-align="start" style:justify-single-word="false"/>
      <style:text-properties fo:font-size="28pt" fo:language="pl" fo:country="PL" officeooo:rsid="003a718d" officeooo:paragraph-rsid="003a718d" style:font-size-asian="20pt" style:font-size-complex="20pt"/>
    </style:style>
    <style:style style:name="P89" style:family="paragraph" style:parent-style-name="Text_20_body">
      <style:paragraph-properties fo:margin-top="0in" fo:margin-bottom="0in" style:contextual-spacing="false" fo:text-align="start" style:justify-single-word="false"/>
      <style:text-properties fo:font-size="30pt" fo:language="pl" fo:country="PL" fo:font-style="italic" fo:font-weight="bold" officeooo:rsid="003a718d" officeooo:paragraph-rsid="003a718d" style:font-size-asian="20pt" style:font-style-asian="italic" style:font-weight-asian="bold" style:font-size-complex="20pt" style:font-style-complex="italic" style:font-weight-complex="bold"/>
    </style:style>
    <style:style style:name="P90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italic" fo:font-weight="bold" officeooo:rsid="001d710d" officeooo:paragraph-rsid="002156dc" style:font-size-asian="20pt" style:font-style-asian="italic" style:font-weight-asian="bold" style:font-size-complex="20pt" style:font-style-complex="italic" style:font-weight-complex="bold"/>
    </style:style>
    <style:style style:name="P9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italic" fo:font-weight="bold" officeooo:rsid="001d710d" officeooo:paragraph-rsid="001d710d" style:font-size-asian="20pt" style:font-style-asian="italic" style:font-weight-asian="bold" style:font-size-complex="20pt" style:font-style-complex="italic" style:font-weight-complex="bold"/>
    </style:style>
    <style:style style:name="P92" style:family="paragraph" style:parent-style-name="Text_20_body">
      <style:paragraph-properties fo:text-align="center" style:justify-single-word="false"/>
      <style:text-properties style:font-name="Liberation Serif" fo:font-size="20pt" fo:language="pl" fo:country="PL" fo:font-style="italic" fo:font-weight="bold" officeooo:rsid="00185ceb" officeooo:paragraph-rsid="002410d9" style:font-size-asian="20pt" style:font-style-asian="italic" style:font-weight-asian="bold" style:font-size-complex="20pt" style:font-style-complex="italic" style:font-weight-complex="bold"/>
    </style:style>
    <style:style style:name="P93" style:family="paragraph" style:parent-style-name="Text_20_body">
      <style:paragraph-properties fo:text-align="start" style:justify-single-word="false"/>
      <style:text-properties fo:font-size="18pt" fo:language="pl" fo:country="PL" officeooo:rsid="002410d9" officeooo:paragraph-rsid="0041d754" style:font-size-asian="20pt" style:font-size-complex="20pt"/>
    </style:style>
    <style:style style:name="P94" style:family="paragraph" style:parent-style-name="Text_20_body">
      <style:paragraph-properties fo:text-align="center" style:justify-single-word="false"/>
      <style:text-properties fo:font-size="18pt" fo:language="pl" fo:country="PL" officeooo:rsid="002410d9" officeooo:paragraph-rsid="0041d754" style:font-size-asian="20pt" style:font-size-complex="20pt"/>
    </style:style>
    <style:style style:name="P95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officeooo:paragraph-rsid="0036ebb3" style:font-size-asian="18pt" style:font-size-complex="18pt"/>
    </style:style>
    <style:style style:name="P96" style:family="paragraph">
      <style:paragraph-properties fo:text-align="center"/>
    </style:style>
    <style:style style:name="P97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98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9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00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01" style:family="paragraph">
      <loext:graphic-properties draw:fill="none" draw:fill-color="#ffffff"/>
    </style:style>
    <style:style style:name="T1" style:family="text">
      <style:text-properties fo:font-size="20pt" fo:language="pl" fo:country="PL" fo:font-style="normal" fo:font-weight="normal" officeooo:rsid="004020b7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size="20pt" fo:language="pl" fo:country="PL" fo:font-style="normal" fo:font-weight="bold" officeooo:rsid="004020b7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officeooo:rsid="0033093e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officeooo:rsid="0033093e" style:font-style-asian="italic" style:font-weight-asian="bold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02444" style:font-weight-asian="normal" style:font-weight-complex="normal"/>
    </style:style>
    <style:style style:name="T8" style:family="text">
      <style:text-properties fo:font-weight="normal" officeooo:rsid="0043b7a2" style:font-weight-asian="normal" style:font-weight-complex="normal"/>
    </style:style>
    <style:style style:name="T9" style:family="text">
      <style:text-properties officeooo:rsid="00348589"/>
    </style:style>
    <style:style style:name="T10" style:family="text">
      <style:text-properties officeooo:rsid="0035a29c"/>
    </style:style>
    <style:style style:name="T11" style:family="text">
      <style:text-properties officeooo:rsid="0039040a"/>
    </style:style>
    <style:style style:name="T12" style:family="text">
      <style:text-properties fo:font-size="22pt" fo:font-style="italic" style:font-style-asian="italic" style:font-style-complex="italic"/>
    </style:style>
    <style:style style:name="T13" style:family="text">
      <style:text-properties fo:font-size="22pt" fo:language="pl" fo:country="PL" fo:font-style="normal" fo:font-weight="bold" officeooo:rsid="0036ebb3" style:font-style-asian="normal" style:font-weight-asian="bold" style:font-style-complex="normal" style:font-weight-complex="bold"/>
    </style:style>
    <style:style style:name="T14" style:family="text">
      <style:text-properties fo:font-size="22pt" fo:language="pl" fo:country="PL" fo:font-style="normal" fo:font-weight="normal" officeooo:rsid="0036ebb3" style:font-style-asian="normal" style:font-weight-asian="normal" style:font-style-complex="normal" style:font-weight-complex="normal"/>
    </style:style>
    <style:style style:name="T15" style:family="text">
      <style:text-properties officeooo:rsid="003ec0c0"/>
    </style:style>
    <style:style style:name="T16" style:family="text">
      <style:text-properties fo:font-size="24pt"/>
    </style:style>
    <style:style style:name="T17" style:family="text">
      <style:text-properties fo:font-size="24pt" officeooo:rsid="00199bcf"/>
    </style:style>
    <style:style style:name="T18" style:family="text">
      <style:text-properties fo:font-size="24pt" officeooo:rsid="00185ceb"/>
    </style:style>
    <style:style style:name="T19" style:family="text">
      <style:text-properties fo:font-size="24pt" officeooo:rsid="0041d754"/>
    </style:style>
    <style:style style:name="T20" style:family="text">
      <style:text-properties fo:font-size="24pt" officeooo:rsid="001d710d"/>
    </style:style>
    <style:style style:name="T21" style:family="text">
      <style:text-properties fo:font-size="24pt" officeooo:rsid="002156dc"/>
    </style:style>
    <style:style style:name="T22" style:family="text">
      <style:text-properties fo:font-size="28pt"/>
    </style:style>
    <style:style style:name="T23" style:family="text">
      <style:text-properties fo:font-size="28pt" fo:font-style="italic" fo:font-weight="bold" officeooo:rsid="00185ceb" style:font-style-asian="italic" style:font-weight-asian="bold" style:font-style-complex="italic" style:font-weight-complex="bold"/>
    </style:style>
    <style:style style:name="T24" style:family="text">
      <style:text-properties fo:font-size="28pt" fo:font-style="italic" fo:font-weight="bold" officeooo:rsid="001d710d" style:font-style-asian="italic" style:font-weight-asian="bold" style:font-style-complex="italic" style:font-weight-complex="bold"/>
    </style:style>
    <style:style style:name="T25" style:family="text">
      <style:text-properties fo:font-size="28pt" fo:font-style="normal" fo:font-weight="bold" officeooo:rsid="00185ceb" style:font-style-asian="normal" style:font-weight-asian="bold" style:font-style-complex="normal" style:font-weight-complex="bold"/>
    </style:style>
    <style:style style:name="T26" style:family="text">
      <style:text-properties fo:font-size="28pt" fo:font-style="normal" fo:font-weight="bold" officeooo:rsid="003a718d" style:font-style-asian="normal" style:font-weight-asian="bold" style:font-style-complex="normal" style:font-weight-complex="bold"/>
    </style:style>
    <style:style style:name="T27" style:family="text">
      <style:text-properties fo:font-size="28pt" fo:font-weight="bold" style:font-weight-asian="bold" style:font-weight-complex="bold"/>
    </style:style>
    <style:style style:name="T28" style:family="text">
      <style:text-properties fo:font-size="28pt" officeooo:rsid="00402444"/>
    </style:style>
    <style:style style:name="T29" style:family="text">
      <style:text-properties fo:font-size="30pt"/>
    </style:style>
    <style:style style:name="T30" style:family="text">
      <style:text-properties fo:font-size="30pt" officeooo:rsid="00199bcf"/>
    </style:style>
    <style:style style:name="T31" style:family="text">
      <style:text-properties fo:font-size="30pt" officeooo:rsid="00185ceb"/>
    </style:style>
    <style:style style:name="T32" style:family="text">
      <style:text-properties fo:font-size="30pt" officeooo:rsid="0041d754"/>
    </style:style>
    <style:style style:name="T33" style:family="text">
      <style:text-properties fo:font-size="34pt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ize="34pt" fo:font-style="italic" fo:font-weight="bold" officeooo:rsid="002156dc" style:font-style-asian="italic" style:font-weight-asian="bold" style:font-style-complex="italic" style:font-weight-complex="bold"/>
    </style:style>
    <style:style style:name="T35" style:family="text">
      <style:text-properties fo:font-size="34pt" fo:font-style="italic" fo:font-weight="bold" officeooo:rsid="002410d9" style:font-style-asian="italic" style:font-weight-asian="bold" style:font-style-complex="italic" style:font-weight-complex="bold"/>
    </style:style>
    <style:style style:name="T36" style:family="text">
      <style:text-properties officeooo:rsid="0043b7a2"/>
    </style:style>
    <style:style style:name="T37" style:family="text">
      <style:text-properties officeooo:rsid="0043bdea"/>
    </style:style>
    <style:style style:name="T38" style:family="text">
      <style:text-properties officeooo:rsid="0044f13e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0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6pt" style:language-asian="zh" style:country-asian="CN" style:font-style-asian="normal" style:font-weight-asian="bold" style:font-name-complex="DejaVu 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font-variant="normal" fo:text-transform="none" fo:color="#81d41a" loext:opacity="10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size="21pt" style:font-size-asian="18pt" style:font-size-complex="2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center" draw:textarea-vertical-align="botto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417in" svg:stroke-color="#000000" draw:marker-start-width="0.2016in" draw:marker-end-width="0.2016in" draw:fill-color="#ffffff" draw:textarea-horizontal-align="justify" draw:textarea-vertical-align="top" draw:auto-grow-height="false" fo:min-height="2.1319in" fo:min-width="5.5835in" fo:padding-top="0.0209in" fo:padding-bottom="0.0209in" fo:padding-left="0.0209in" fo:padding-right="0.020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5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0">Pod</text:span><text:span text:style-name="T29">stawy rachunkowości (</text:span><text:span text:style-name="T31">wykłady</text:span><text:span text:style-name="T29">) </text:span><text:span text:style-name="T31">(2023/1</text:span><text:span text:style-name="T32">0</text:span><text:span text:style-name="T31">/11)</text:span></text:p>
      <text:p text:style-name="P5">Istota współczesnej rachunkowości, wykład 1</text:p>
      <text:p text:style-name="P9">Rachunkowość jest zarządzaniem finansów, jest potrzebną dla rozmów z finansystami.</text:p>
      <text:p text:style-name="P6">Literatura: </text:p>
      <text:list text:style-name="L1">
        <text:list-item>
          <text:p text:style-name="P8">Rachunkowość na tle rozwaiązań międzynarodowych (Difin, 2007)</text:p>
        </text:list-item>
        <text:list-item>
          <text:p text:style-name="P8">Rachunkowość. Zasady prowadzenia po przystąpieniu do UE.</text:p>
        </text:list-item>
        <text:list-item>
          <text:p text:style-name="P8">Wzorcowy wykaz kont. Komentarz do znowelizowaniej ustawy o rachunkowości</text:p>
        </text:list-item>
      </text:list>
      <text:p text:style-name="P6">Pojęcie rachunkowości:</text:p>
      <text:p text:style-name="P23">Rachunkowość to system gromadzenia I przetwarzania daych oraz prezentowania informacji ekonomiczno-finansowych.</text:p>
      <text:p text:style-name="P7">Współczesny podział rachunkowości:</text:p>
      <text:list text:style-name="L2">
        <text:list-item>
          <text:p text:style-name="P10">Teoria Rachunkowości</text:p>
        </text:list-item>
        <text:list-item>
          <text:p text:style-name="P10">Polityka Rachunkowości</text:p>
        </text:list-item>
        <text:list-item>
          <text:p text:style-name="P10">Praktyka Rachunkowości </text:p>
        </text:list-item>
      </text:list>
      <text:p text:style-name="P7">Rachunkowość stosowaną w praktyce można podzielić na:</text:p>
      <text:list text:style-name="L3">
        <text:list-item>
          <text:p text:style-name="P11">Rachunkowość finasowa</text:p>
        </text:list-item>
        <text:list-item>
          <text:p text:style-name="P11">Rachunkowość zarządcza</text:p>
        </text:list-item>
      </text:list>
      <text:p text:style-name="P7">Cechy rachunkowości:</text:p>
      <text:list text:style-name="L4">
        <text:list-item>
          <text:p text:style-name="P12">Wartościowe opisywanie procesów I operacji gospodarczych</text:p>
        </text:list-item>
        <text:list-item>
          <text:p text:style-name="P12">Stosowanie metody bilansowej</text:p>
        </text:list-item>
        <text:list-item>
          <text:p text:style-name="P12">Stosowanie reguły podwójnego zapisy</text:p>
        </text:list-item>
        <text:list-item>
          <text:p text:style-name="P12">Stosowanie KONTA</text:p>
        </text:list-item>
        <text:list-item>
          <text:p text:style-name="P12">Obowiązek udokumentowania zapisów stwierdzających fakt wystąpięnia operacji gospodarczej</text:p>
        </text:list-item>
        <text:list-item>
          <text:p text:style-name="P12">Weryfikacja zapisów za pomocą inwentaryzacji.</text:p>
        </text:list-item>
        <text:list-item>
          <text:p text:style-name="P12">Zachowanie ciągłości bilansowej, dzięki stosowaniu metody “od bilansu do bilansu”</text:p>
        </text:list-item>
      </text:list>
      <text:p text:style-name="P3"><text:span text:style-name="T17">Pod</text:span><text:span text:style-name="T16">stawy rachunkowości (</text:span><text:span text:style-name="T18">wykłady</text:span><text:span text:style-name="T16">) </text:span><text:span text:style-name="T18">(2023/1</text:span><text:span text:style-name="T19">0</text:span><text:span text:style-name="T18">/1</text:span><text:span text:style-name="T20">8</text:span><text:span text:style-name="T18">)</text:span></text:p>
      <text:p text:style-name="P91"><text:span text:style-name="T18">Z</text:span><text:span text:style-name="T16">akres Rachunkowości</text:span></text:p>
      <text:p text:style-name="P15">1. <text:span text:style-name="T3">Przyjęte zasady rachunkowości</text:span>:</text:p>
      <text:list text:style-name="L5">
        <text:list-item>
          <text:p text:style-name="P13">zakladowy plan kont</text:p>
        </text:list-item>
        <text:list-item>
          <text:p text:style-name="P13">wykaz stosowanych ksiąg rachunkowych</text:p>
        </text:list-item>
        <text:list-item>
          <text:p text:style-name="P13">dokumentacja systemu przetwarzania danych przy pomocy komputera</text:p>
        </text:list-item>
      </text:list>
      <text:p text:style-name="P15">2. <text:span text:style-name="T3">Prowadzenie ksiąg rachunkowych</text:span></text:p>
      <text:list text:style-name="L6">
        <text:list-item>
          <text:p text:style-name="P14">dziennik</text:p>
        </text:list-item>
        <text:list-item>
          <text:p text:style-name="P14">konta księgi głównej</text:p>
        </text:list-item>
        <text:list-item>
          <text:p text:style-name="P14">konta księgi pomocniczych</text:p>
        </text:list-item>
        <text:list-item>
          <text:p text:style-name="P16">wykaz składnikow aktywów I pasywów (inwentarz)</text:p>
        </text:list-item>
      </text:list>
      <text:p text:style-name="P18">3. <text:span text:style-name="T3">Inwentaryzacja</text:span>, czyli okresowe ustałanie I sprawdzanie stanów aktywów I pasywów</text:p>
      <text:p text:style-name="P18">4. <text:span text:style-name="T3">Wycena aktywów o pasyswów </text:span>oraz ustalanie wyniku finansowego</text:p>
      <text:p text:style-name="P18">5. <text:span text:style-name="T3">Sprorządzanie sprawodzań finansowych</text:span>:</text:p>
      <text:list text:style-name="L7">
        <text:list-item>
          <text:p text:style-name="P17">bilans</text:p>
        </text:list-item>
        <text:list-item>
          <text:p text:style-name="P17">rachunek zysków I strat</text:p>
        </text:list-item>
        <text:list-item>
          <text:p text:style-name="P17">informacja dadatkowa</text:p>
        </text:list-item>
        <text:list-item>
          <text:p text:style-name="P17">rachunek przepływów pieniężnych</text:p>
        </text:list-item>
      </text:list>
      <text:p text:style-name="P20">6. <text:span text:style-name="T3">Gromadzenia I przechowywanie dowodów księgowych I pozostałej dokumentacji</text:span>:</text:p>
      <text:list text:style-name="L8">
        <text:list-item>
          <text:p text:style-name="P19">dowody księgowe</text:p>
        </text:list-item>
        <text:list-item>
          <text:p text:style-name="P19">księgi rachunkowe</text:p>
        </text:list-item>
        <text:list-item>
          <text:p text:style-name="P19">dokumenty inwentaryzacyjne</text:p>
        </text:list-item>
        <text:list-item>
          <text:p text:style-name="P19">sprawozdania finansowe</text:p>
        </text:list-item>
      </text:list>
      <text:p text:style-name="P20">7. <text:span text:style-name="T3">Badanie I ogłaszenie </text:span>sprawozdań finansowych</text:p>
      <text:p text:style-name="P90"><text:span text:style-name="T21">Zasady </text:span><text:span text:style-name="T16">Rachunkowości:</text:span></text:p>
      <text:list text:style-name="L9">
        <text:list-item>
          <text:p text:style-name="P21">wiernego obrazy</text:p>
        </text:list-item>
        <text:list-item>
          <text:p text:style-name="P21">konynuacji działalności</text:p>
        </text:list-item>
        <text:list-item>
          <text:p text:style-name="P21">ciągłości</text:p>
        </text:list-item>
        <text:list-item>
          <text:p text:style-name="P21">memoralową</text:p>
        </text:list-item>
        <text:list-item>
          <text:p text:style-name="P21">ostrożnej wyceny</text:p>
        </text:list-item>
        <text:list-item>
          <text:p text:style-name="P21">współmierności</text:p>
        </text:list-item>
        <text:list-item>
          <text:p text:style-name="P22">istotności</text:p>
        </text:list-item>
        <text:list-item>
          <text:p text:style-name="P22">wyższości treści nad formą</text:p>
        </text:list-item>
        <text:list-item>
          <text:p text:style-name="P22">peryodyzacji</text:p>
        </text:list-item>
      </text:list>
      <text:p text:style-name="P30"><text:soft-page-break/><text:span text:style-name="T34">Podmiot </text:span><text:span text:style-name="T33">Rachunkowości:</text:span></text:p>
      <text:p text:style-name="P27">Podmiotami Rachunkowości są podmioty, które prowadzą rachunkowość niezależnie od tego, jakiego radzaju procesy gospodarcze w nuch występują.</text:p>
      <text:list text:style-name="L10">
        <text:list-item>
          <text:p text:style-name="P26">Spółki handlowe (osobowe/kapitalowe)</text:p>
        </text:list-item>
        <text:list-item>
          <text:p text:style-name="P26">Spółki cywilne</text:p>
        </text:list-item>
        <text:list-item>
          <text:p text:style-name="P26">Osysby fizyczne I Spółki cywilne osob fizycznych</text:p>
        </text:list-item>
        <text:list-item>
          <text:p text:style-name="P26">Jednostki organizacyjne na podstawie prawa bankowego/prawa o publicznym obrocie papierami wartościowymi I fundoszach powierhiczych, przepisów o funduszach onwestycyjnych, </text:p>
        </text:list-item>
        <text:list-item>
          <text:p text:style-name="P26">(--)</text:p>
        </text:list-item>
      </text:list>
      <text:p text:style-name="P29"><text:span text:style-name="T35">Struktura majątku jednostki</text:span><text:span text:style-name="T33">:</text:span></text:p>
      <text:p text:style-name="P94">Majątek jednostki</text:p>
      <text:p text:style-name="P93">Ujęcie rzeczowe aktywa <text:s text:c="25"/>Ujęcie rzeczowe pasywa</text:p>
      <text:p text:style-name="P28"><draw:frame text:anchor-type="paragraph" draw:z-index="0" draw:name="Text Frame 1" draw:style-name="gr5" draw:text-style-name="P101" svg:width="2.5496in" svg:height="4.5531in" svg:x="0.1335in" svg:y="0.1028in"><draw:text-box><text:p><text:span text:style-name="T44">Aktywa trwałe:</text:span></text:p><text:p/><text:p><text:span text:style-name="T44">* Wartości niematerialne I prawne</text:span></text:p><text:p><text:span text:style-name="T44">* Rzeczowe aktywa trwale</text:span></text:p><text:p><text:span text:style-name="T44">* Należności długoterminowe</text:span></text:p><text:p><text:span text:style-name="T44">* Inwestycje długoterminowe</text:span></text:p><text:p><text:span text:style-name="T44">* Długoterminowe rozliczenia międzyokresowe</text:span></text:p></draw:text-box></draw:frame></text:p>
      <text:p text:style-name="P28"/>
      <text:p text:style-name="P28"/>
      <text:p text:style-name="P28"/>
      <text:p text:style-name="P28"/>
      <text:p text:style-name="P28"/>
      <text:p text:style-name="P92"/>
      <text:p text:style-name="P1"><text:soft-page-break/>Operacje gospodarcze I ich udokumentowanie (25/10/2023)</text:p>
      <text:p text:style-name="P66"><text:span text:style-name="T3">Zdarzenia gospodarcze </text:span>stanowią wszystkie fakty, czynności I zjawiska dotyczące działakności gospodarczej podmiotu.</text:p>
      <text:p text:style-name="P66"><text:span text:style-name="T3">Operacje gospodarcze </text:span>to takie zdarzenia, które są wyrażone wartościowo I powodują zmiany w strukturze majątku firmy. <text:span text:style-name="T4">Operacje gospodarcze wywierają wpływ </text:span><text:span text:style-name="T5">zawsze na dwa </text:span><text:span text:style-name="T4">składniki majątkowe.</text:span></text:p>
      <text:list xml:id="list2471926977" text:style-name="L11">
        <text:list-item>
          <text:p text:style-name="P42">Bilansowe (<text:span text:style-name="T6">maja wpływ na składniki bilansu</text:span>)</text:p>
        </text:list-item>
      </text:list>
      <text:list text:style-name="L12">
        <text:list-item>
          <text:list>
            <text:list-item>
              <text:p text:style-name="P43">Aktywne</text:p>
            </text:list-item>
            <text:list-item>
              <text:p text:style-name="P43">Pasywne</text:p>
            </text:list-item>
            <text:list-item>
              <text:p text:style-name="P43">Aktywno-pasywne</text:p>
            </text:list-item>
          </text:list>
        </text:list-item>
      </text:list>
      <text:list text:continue-list="list2471926977" text:style-name="L11">
        <text:list-item>
          <text:p text:style-name="P42">Niebilansowe/<text:span text:style-name="T9">wynikowe</text:span> (<text:span text:style-name="T6">maja wpływ na efekty dzialalności firmy</text:span>)</text:p>
        </text:list-item>
      </text:list>
      <text:list text:style-name="L13">
        <text:list-item>
          <text:list>
            <text:list-item>
              <text:p text:style-name="P44">Kosztowe</text:p>
            </text:list-item>
            <text:list-item>
              <text:p text:style-name="P44">Przychodowe</text:p>
            </text:list-item>
          </text:list>
        </text:list-item>
      </text:list>
      <text:p text:style-name="P52">Operacje gospodarcze bilansowe:</text:p>
      <text:list text:style-name="L14">
        <text:list-item>
          <text:p text:style-name="P56"><text:span text:style-name="T10">A</text:span>ktywna (Jeden składnik aktywów zwiększa się, drugi zmniejsza się, a suma bilansowa pozostaje bez zmian (np. przekazano do kasy banku)</text:p>
        </text:list-item>
        <text:list-item>
          <text:p text:style-name="P56"><text:span text:style-name="T10">P</text:span>asywna (?? teorytyczny typ ??)</text:p>
        </text:list-item>
        <text:list-item>
          <text:p text:style-name="P56"><text:span text:style-name="T10">A</text:span>ktywno-pasywna zwiększająca sumę bilansową <text:span text:style-name="T10">(</text:span>obydwa składniki zwiększają się, i suma bilansowa też się zwiększa (np. zaciągnięto kredyt bankowy, który wpłynął na rachunek bankowy<text:span text:style-name="T10">)</text:span></text:p>
          <text:p text:style-name="P56">(A1 + (A2 + Q) + … + An = (P1 + Q) + P2 + … + Pn)</text:p>
        </text:list-item>
        <text:list-item>
          <text:p text:style-name="P56"><text:span text:style-name="T10">A</text:span>ktywno-pasywna zmniejszająca sumę bilansową (Operacja powoduje zminawy w jednym skladniku aktywów i w drugim skladniku pasywów<text:span text:style-name="T10">)</text:span></text:p>
        </text:list-item>
      </text:list>
      <text:p text:style-name="P57"/>
      <text:p text:style-name="P52">Operacje gospodarcze wynikowe <text:span text:style-name="T6">mają wpływ na efekty działalności firmy.</text:span></text:p>
      <text:p text:style-name="P51">Dowód księgowy <text:span text:style-name="T6">to pisemnie stwierdzenie dokonania operacji gospodarczej sporządzone w określonej formie i w ujęciu wartościowym, podlegające ewidencji księgowej.</text:span></text:p>
      <text:p text:style-name="P78">Podział dowodów według kryterium rodzajów operacji gospodarczych </text:p>
      <text:p text:style-name="P48">Dowody operacji pieniężnych – bankowe <text:span text:style-name="T6">(bezgotówkowe):</text:span></text:p>
      <text:list text:style-name="L15">
        <text:list-item>
          <text:p text:style-name="P58">polecenie przelewu</text:p>
        </text:list-item>
        <text:list-item>
          <text:p text:style-name="P58">bankowy dowód wpłaty</text:p>
        </text:list-item>
        <text:list-item>
          <text:p text:style-name="P58">wyciąg bankowy</text:p>
        </text:list-item>
      </text:list>
      <text:p text:style-name="P95"><text:span text:style-name="T13">Dowody operacji pieniężnych – kasowe </text:span><text:span text:style-name="T14">(gotówkowe):</text:span></text:p>
      <text:list text:style-name="L16">
        <text:list-item>
          <text:p text:style-name="P59">kasa przyjmuje (KP)</text:p>
        </text:list-item>
        <text:list-item>
          <text:p text:style-name="P59"><text:soft-page-break/>kasa wypłaca (KW)</text:p>
        </text:list-item>
        <text:list-item>
          <text:p text:style-name="P59">czeki gotówkowe</text:p>
        </text:list-item>
        <text:list-item>
          <text:p text:style-name="P59">raport kasowy (RK)</text:p>
        </text:list-item>
      </text:list>
      <text:p text:style-name="P50">Dowody materialowe (magazynowe):</text:p>
      <text:list text:style-name="L17">
        <text:list-item>
          <text:p text:style-name="P60">dowód przyjęcia z zewnątrz (Pz)</text:p>
        </text:list-item>
        <text:list-item>
          <text:p text:style-name="P60">dowód wydania na zewnątrz (Wz)</text:p>
        </text:list-item>
        <text:list-item>
          <text:p text:style-name="P60">dowód wydania wewnętrznego (Rw)</text:p>
        </text:list-item>
        <text:list-item>
          <text:p text:style-name="P60">zwrot wewnętrzny (Zw)</text:p>
        </text:list-item>
        <text:list-item>
          <text:p text:style-name="P60">przesunięcua międzymagazynowe (Mm)</text:p>
        </text:list-item>
      </text:list>
      <text:p text:style-name="P49">Dowody <text:span text:style-name="T11">zakupy/sprzedaży:</text:span></text:p>
      <text:list text:style-name="L18">
        <text:list-item>
          <text:p text:style-name="P61">Faktura VAT</text:p>
        </text:list-item>
        <text:list-item>
          <text:p text:style-name="P61">Faktura korygująca VAT</text:p>
        </text:list-item>
      </text:list>
      <text:p text:style-name="P47">Dowody placowe i rozliczeń z pracownikami:</text:p>
      <text:list text:style-name="L19">
        <text:list-item>
          <text:p text:style-name="P62">lista płac (Lp)</text:p>
        </text:list-item>
        <text:list-item>
          <text:p text:style-name="P62">rozliczenie zaliczki</text:p>
        </text:list-item>
        <text:list-item>
          <text:p text:style-name="P62">rachunek kosztów podróży słuzbowych</text:p>
        </text:list-item>
      </text:list>
      <text:p text:style-name="P46">Dowody stanu i ruchu środków trwałych:</text:p>
      <text:list text:style-name="L20">
        <text:list-item>
          <text:p text:style-name="P63">Przyjęcie środków trwałych (OT)</text:p>
        </text:list-item>
        <text:list-item>
          <text:p text:style-name="P63">Przekazanie środków trwałych (PT)</text:p>
        </text:list-item>
        <text:list-item>
          <text:p text:style-name="P63">likwidacja środków trwałych</text:p>
          <text:p text:style-name="P45">Inne:</text:p>
        </text:list-item>
        <text:list-item>
          <text:p text:style-name="P64">Polecenie księgowania (Pk)</text:p>
        </text:list-item>
        <text:list-item>
          <text:p text:style-name="P64">nota księgowa</text:p>
        </text:list-item>
      </text:list>
      <text:p text:style-name="P2"><text:span text:style-name="T25">Opracowanie </text:span><text:span text:style-name="T26">dowodów księgowych </text:span><text:span text:style-name="T23">(2023/11/</text:span><text:span text:style-name="T24">8</text:span><text:span text:style-name="T23">)</text:span></text:p>
      <text:p text:style-name="P89"/>
      <text:p text:style-name="P36">Opracowanie dowodów księgowych <text:span text:style-name="T7">determinuje drogę tych dowodów od chwili sporządzenia lub wpływu do podmiotu aż do momentu ich dekretacji przekazania do zaksięgowania i złożenia archiwium</text:span></text:p>
      <text:p text:style-name="P34">Etapy opracowania dowodów księgowych</text:p>
      <text:list text:style-name="L21">
        <text:list-item>
          <text:p text:style-name="P32">Kontrola</text:p>
        </text:list-item>
        <text:list-item>
          <text:p text:style-name="P31">Dekretacja</text:p>
        </text:list-item>
        <text:list-item>
          <text:p text:style-name="P31">Segregacja</text:p>
        </text:list-item>
        <text:list-item>
          <text:p text:style-name="P31">Numerowanie</text:p>
          <text:p text:style-name="P33"><text:soft-page-break/>Kontrola <text:span text:style-name="T6">dowodów księgowych polega na zprawdzeniu dowodów księgowych pod wzgłędem </text:span>merytorycznym, formalnym <text:span text:style-name="T6">i </text:span>rachunkowym.</text:p>
        </text:list-item>
      </text:list>
      <text:p text:style-name="P73"><text:span text:style-name="T27">Dekretacja </text:span><text:span text:style-name="T22">polega na </text:span><text:span text:style-name="T28">podaniu właściwych numerów kont</text:span></text:p>
      <text:p text:style-name="P73"><text:span text:style-name="T27">Segregacja </text:span><text:span text:style-name="T22">dowodów księgowych polega na podziale dowodów księgowych na jednorodne grupy rodzajowe (np. dokumenty kasowe, bankowe materiałowe), albo według urządzeń księgowych (rejestry).</text:span></text:p>
      <text:p text:style-name="P73"><text:span text:style-name="T27">Numerowanie </text:span><text:span text:style-name="T22">dowodów księgowych polkega na nadaniu dowodóm księgowym numerów, pod którymi zostaną one zaewidencjonowane.</text:span></text:p>
      <text:p text:style-name="P88"/>
      <text:p text:style-name="P35">Ewidencja operacji gospodarczej <text:s/><text:span text:style-name="T12">(15/11/2023)</text:span></text:p>
      <text:p text:style-name="P55">Konto księgowe <text:span text:style-name="T6">to urządzenie ewidencujne służące do bieżącego ujmowania operacji gospodarczych w ujęciu wartościowym.</text:span></text:p>
      <text:p text:style-name="P55">Elementy konta:</text:p>
      <text:list text:style-name="L22">
        <text:list-item>
          <text:p text:style-name="P53">symbol i nazwa <text:span text:style-name="T6">nadania mu w zakładowym planie kont</text:span></text:p>
        </text:list-item>
        <text:list-item>
          <text:p text:style-name="P53">dwie przeciwstawne strony:</text:p>
        </text:list-item>
      </text:list>
      <text:list text:style-name="L23">
        <text:list-item>
          <text:list>
            <text:list-item>
              <text:p text:style-name="P54"><text:s/>„Winien” <text:span text:style-name="T6">(Wn) lub </text:span>„Debet” <text:span text:style-name="T6">(Dt)</text:span></text:p>
            </text:list-item>
            <text:list-item>
              <text:p text:style-name="P54"><draw:custom-shape text:anchor-type="paragraph" draw:z-index="1" draw:name="Shape 1" draw:style-name="gr4" draw:text-style-name="P100" svg:width="5.5835in" svg:height="2.1323in" svg:x="0.6965in" svg:y="0.739in"><text:p text:style-name="P99"><text:span text:style-name="T41">W</text:span><text:span text:style-name="T41">n</text:span><text:span text:style-name="T42"> </text:span><text:span text:style-name="T42">(</text:span><text:span text:style-name="T43">D</text:span><text:span text:style-name="T43">t</text:span><text:span text:style-name="T42">)</text:span><text:span text:style-name="T42"> </text:span><text:span text:style-name="T42">%</text:span><text:span text:style-name="T42">n</text:span><text:span text:style-name="T42">a</text:span><text:span text:style-name="T42">z</text:span><text:span text:style-name="T42">w</text:span><text:span text:style-name="T42">a</text:span><text:span text:style-name="T42"> </text:span><text:span text:style-name="T42">k</text:span><text:span text:style-name="T42">o</text:span><text:span text:style-name="T42">n</text:span><text:span text:style-name="T42">t</text:span><text:span text:style-name="T42">a</text:span><text:span text:style-name="T42">%</text:span><text:span text:style-name="T42"> </text:span><text:span text:style-name="T42">(</text:span><text:span text:style-name="T43">C</text:span><text:span text:style-name="T43">t</text:span><text:span text:style-name="T42">)</text:span><text:span text:style-name="T42"> </text:span><text:span text:style-name="T41">M</text:span><text:span text:style-name="T41">a</text:span></text:p><draw:enhanced-geometry svg:viewBox="0 0 21600 21600" draw:type="rectangle" draw:enhanced-path="M 0 0 L 21600 0 21600 21600 0 21600 0 0 Z N"/></draw:custom-shape><draw:line text:anchor-type="paragraph" draw:z-index="2" draw:name="Horizontal line 1" draw:style-name="gr2" draw:text-style-name="P96" svg:x1="0.7028in" svg:y1="1.0638in" svg:x2="6.2862in" svg:y2="1.0638in"><text:p/></draw:line><draw:line text:anchor-type="paragraph" draw:z-index="3" draw:name="Vertical line 1" draw:style-name="gr2" draw:text-style-name="P96" svg:x1="3.4154in" svg:y1="2.889in" svg:x2="3.4154in" svg:y2="1.0063in"><text:p/></draw:line><text:s/>„Ma” <text:span text:style-name="T6">lub </text:span>„Credit” <text:span text:style-name="T6">(Ct)</text:span></text:p>
            </text:list-item>
          </text:list>
        </text:list-item>
      </text:list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55">Etapy funkcjonowania konta księgowego</text:p>
      <text:p text:style-name="P69">Założenie→Otwarcie→Księgowanie operacji → Zamknięcie</text:p>
      <text:p text:style-name="P77">Założenie:</text:p>
      <text:p text:style-name="P69">Wpisanie jego nazwy (która określa jego treść ekonomiczną) oraz symbołu cyfrowego z zakładowego planu kont.</text:p>
      <text:p text:style-name="P77">Otwarcie:</text:p>
      <text:p text:style-name="P69">Zaksięgowanie stanu początkowego („Sp”) z bilansu otwarcia (BO), a jeżeli dany składnik nie występuje w bilansie otwarcia, to zaksięhowanie pierwszej związanej z num operacji gospodarczej.</text:p>
      <text:p text:style-name="P77">Księgowanie operacji:</text:p>
      <text:p text:style-name="P69">Dokonywanie zapisów operacji gospodarczych, uwzględnuające:</text:p>
      <text:list text:style-name="L24">
        <text:list-item>
          <text:p text:style-name="P67"><text:s/>datę operacji gospodarczej</text:p>
        </text:list-item>
        <text:list-item>
          <text:p text:style-name="P67"><text:s/>numer i symbol dowodu księgowego dokumentającego daną operację gospodarczą</text:p>
        </text:list-item>
        <text:list-item>
          <text:p text:style-name="P67"><text:s/>krótką treść charakteryzującą daną operację gospodarczą</text:p>
        </text:list-item>
        <text:list-item>
          <text:p text:style-name="P68"><text:s/>wartość (kwotę) tej operacji gospodarcz<text:span text:style-name="T15">ej</text:span></text:p>
        </text:list-item>
        <text:list-item>
          <text:p text:style-name="P67"><text:s/>numer ewidencujny</text:p>
        </text:list-item>
      </text:list>
      <text:p text:style-name="P77"><text:soft-page-break/>Zamknięcie:</text:p>
      <text:p text:style-name="P72">Podsumowanie stron konta i ustałenie sałda końcowego („Sk”)</text:p>
      <text:list text:style-name="L25">
        <text:list-item>
          <text:p text:style-name="P70"><text:span text:style-name="T3"><text:s/>ustałanie obrótów konta </text:span>(podsumowanie obu stron konta)</text:p>
        </text:list-item>
        <text:list-item>
          <text:p text:style-name="P70"><text:s/><text:span text:style-name="T3">ustałanie salda końcowego </text:span>(różnicy pomiędzy obrotami)</text:p>
        </text:list-item>
        <text:list-item>
          <text:p text:style-name="P70"><text:s/><text:span text:style-name="T3">zapisanie salda końcowego </text:span>na stronie wykazującej mniejszą sumę (łaczne kwoty po obu stronach konta stają się równe)</text:p>
        </text:list-item>
        <text:list-item>
          <text:p text:style-name="P74"><text:span text:style-name="T1"><text:s/></text:span><text:span text:style-name="T2">dwuktotnym podkreśleniiu </text:span><text:span text:style-name="T1">zrównoważonych obrotów konta</text:span></text:p>
        </text:list-item>
      </text:list>
      <text:p text:style-name="P77"/>
      <text:p text:style-name="P75">Reguła podwójnego zapisu:</text:p>
      <text:p text:style-name="P72">Każda operacja gospodarcza musi być księgowana zawsze:</text:p>
      <text:list text:style-name="L26">
        <text:list-item>
          <text:p text:style-name="P71">na dwóch kontach</text:p>
        </text:list-item>
        <text:list-item>
          <text:p text:style-name="P71">po przeciwnych stronach dwóch kont („Wn” na jednym, „Ma” na drugim)</text:p>
        </text:list-item>
        <text:list-item>
          <text:p text:style-name="P71">w identycznej wartości na obu kontach</text:p>
        </text:list-item>
      </text:list>
      <text:p text:style-name="P75">Zapis prosty:</text:p>
      <text:p text:style-name="P75"/>
      <text:p text:style-name="P75"><draw:line text:anchor-type="paragraph" draw:z-index="5" draw:name="Horizontal line 3" draw:style-name="gr3" draw:text-style-name="P98" svg:x1="-0.185in" svg:y1="-0.0228in" svg:x2="2.3406in" svg:y2="-0.0228in"><text:p text:style-name="P97"><text:span text:style-name="T39">S</text:span><text:span text:style-name="T39">p</text:span><text:span text:style-name="T39">r</text:span><text:span text:style-name="T39">z</text:span><text:span text:style-name="T39">e</text:span><text:span text:style-name="T39">d</text:span><text:span text:style-name="T39">a</text:span><text:span text:style-name="T39">ż</text:span><text:span text:style-name="T39"> </text:span><text:span text:style-name="T39">p</text:span><text:span text:style-name="T39">r</text:span><text:span text:style-name="T39">o</text:span><text:span text:style-name="T39">d</text:span><text:span text:style-name="T39">u</text:span><text:span text:style-name="T39">k</text:span><text:span text:style-name="T39">t</text:span><text:span text:style-name="T39">ó</text:span><text:span text:style-name="T39">w</text:span></text:p></draw:line><draw:line text:anchor-type="paragraph" draw:z-index="6" draw:name="Horizontal line 5" draw:style-name="gr3" draw:text-style-name="P98" svg:x1="4.0283in" svg:y1="0.0157in" svg:x2="6.5539in" svg:y2="0.0157in"><text:p text:style-name="P97"><text:span text:style-name="T40">R</text:span><text:span text:style-name="T40">o</text:span><text:span text:style-name="T40">z</text:span><text:span text:style-name="T40">r</text:span><text:span text:style-name="T40">a</text:span><text:span text:style-name="T40">c</text:span><text:span text:style-name="T40">h</text:span><text:span text:style-name="T40">u</text:span><text:span text:style-name="T40">n</text:span><text:span text:style-name="T40">k</text:span><text:span text:style-name="T40">i</text:span><text:span text:style-name="T40"> </text:span><text:span text:style-name="T40">z</text:span><text:span text:style-name="T40"> </text:span><text:span text:style-name="T40">o</text:span><text:span text:style-name="T40">d</text:span><text:span text:style-name="T40">b</text:span><text:span text:style-name="T40">i</text:span><text:span text:style-name="T40">o</text:span><text:span text:style-name="T40">r</text:span><text:span text:style-name="T40">c</text:span><text:span text:style-name="T40">a</text:span><text:span text:style-name="T40">m</text:span><text:span text:style-name="T40">i</text:span></text:p></draw:line><draw:line text:anchor-type="paragraph" draw:z-index="4" draw:name="Vertical line 2" draw:style-name="gr2" draw:text-style-name="P96" svg:x1="0.9106in" svg:y1="-0.0228in" svg:x2="0.9106in" svg:y2="1.6437in"><text:p/></draw:line><draw:line text:anchor-type="paragraph" draw:z-index="9" draw:name="Vertical line 4" draw:style-name="gr2" draw:text-style-name="P96" svg:x1="5.315in" svg:y1="0.0161in" svg:x2="5.315in" svg:y2="1.6827in"><text:p/></draw:line></text:p>
      <text:p text:style-name="P75"/>
      <text:p text:style-name="P76"/>
      <text:p text:style-name="P76"><draw:line text:anchor-type="paragraph" draw:z-index="8" draw:name="Horizontal line 6" draw:style-name="gr3" draw:text-style-name="P98" svg:x1="1.7894in" svg:y1="0.3071in" svg:x2="4.315in" svg:y2="0.3071in"><text:p text:style-name="P97"><text:span text:style-name="T39">Rozrachunki z </text:span><text:span text:style-name="T39">tytułu VAT</text:span></text:p></draw:line><draw:line text:anchor-type="paragraph" draw:z-index="7" draw:name="Vertical line 3" draw:style-name="gr2" draw:text-style-name="P96" svg:x1="3.0201in" svg:y1="0.3071in" svg:x2="3.0201in" svg:y2="1.9736in"><text:p/></draw:line></text:p>
      <text:p text:style-name="P76"/>
      <text:p text:style-name="P76"><draw:line text:anchor-type="paragraph" draw:z-index="10" draw:name="Horizontal line 7" draw:style-name="gr1" draw:text-style-name="P96" svg:x1="4.0327in" svg:y1="0.1142in" svg:x2="2.9555in" svg:y2="0.1142in"><text:p/></draw:line></text:p>
      <text:p text:style-name="P76"/>
      <text:p text:style-name="P76"/>
      <text:p text:style-name="P86">Klasyfikacja kont: <text:s text:c="20"/><text:span text:style-name="T8">(22/11/2023)</text:span></text:p>
      <text:p text:style-name="P37">Powiązanie z bilansem i procesem działalności:</text:p>
      <text:list text:style-name="L28">
        <text:list-item>
          <text:p text:style-name="P79">konta bilansowe</text:p>
        </text:list-item>
        <text:list-item>
          <text:p text:style-name="P79">konta wynikowe</text:p>
        </text:list-item>
        <text:list-item>
          <text:p text:style-name="P79">konta pozabilansowe</text:p>
        </text:list-item>
      </text:list>
      <text:p text:style-name="P37">Kryterium bilansowe:</text:p>
      <text:list text:style-name="L29">
        <text:list-item>
          <text:p text:style-name="P80">konta aktywów</text:p>
        </text:list-item>
        <text:list-item>
          <text:p text:style-name="P80">konta pasywów</text:p>
        </text:list-item>
        <text:list-item>
          <text:p text:style-name="P80">konta aktywo-pasywne</text:p>
        </text:list-item>
      </text:list>
      <text:p text:style-name="P38">Kryterium <text:span text:style-name="T36">wynikowe</text:span>:</text:p>
      <text:list text:style-name="L30">
        <text:list-item>
          <text:p text:style-name="P81">konta kosztów</text:p>
        </text:list-item>
        <text:list-item>
          <text:p text:style-name="P81">konta przychodów</text:p>
        </text:list-item>
      </text:list>
      <text:p text:style-name="P39">Kryterium <text:span text:style-name="T37">współzależności kont</text:span>:</text:p>
      <text:list text:style-name="L31">
        <text:list-item>
          <text:p text:style-name="P82">konta podstawowe (główne)</text:p>
        </text:list-item>
        <text:list-item>
          <text:p text:style-name="P82">konta pomocnicze (korygujące)</text:p>
        </text:list-item>
      </text:list>
      <text:p text:style-name="P39">Kryterium <text:span text:style-name="T37">szczegółowości kont:</text:span></text:p>
      <text:list text:style-name="L33">
        <text:list-item>
          <text:p text:style-name="P83">konta syntetyczne (księgi głównej)</text:p>
        </text:list-item>
        <text:list-item>
          <text:p text:style-name="P83">konta analityczne (ksiąg pomocniczych)</text:p>
        </text:list-item>
      </text:list>
      <text:p text:style-name="P40">Funkcjonowanie kont aktywów</text:p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24">Winien <text:s text:c="13"/>Konto Aktywne <text:s text:c="22"/>Ma</text:p>
          </table:table-cell>
          <table:covered-table-cell/>
        </table:table-row>
        <table:table-row>
          <table:table-cell table:style-name="Table1.A2" office:value-type="string">
            <text:p text:style-name="P24">Sadło początkowe </text:p>
            <text:p text:style-name="P24">Zwiększenia (+)</text:p>
          </table:table-cell>
          <table:table-cell table:style-name="Table1.B2" office:value-type="string">
            <text:p text:style-name="P24"/>
            <text:p text:style-name="P24">Zmniejszenia (-)</text:p>
          </table:table-cell>
        </table:table-row>
        <table:table-row>
          <table:table-cell table:style-name="Table1.A2" office:value-type="string">
            <text:p text:style-name="P24">Obroty debetowe</text:p>
          </table:table-cell>
          <table:table-cell table:style-name="Table1.B2" office:value-type="string">
            <text:p text:style-name="P24">Obroty kredytowe</text:p>
            <text:p text:style-name="P24">Sałdo końcowe (Dt)</text:p>
          </table:table-cell>
        </table:table-row>
        <table:table-row>
          <table:table-cell table:style-name="Table1.B2" table:number-columns-spanned="2" office:value-type="string">
            <text:p text:style-name="P24">Obroty konta <text:s text:c="16"/>= <text:s text:c="17"/>Obroty konta</text:p>
          </table:table-cell>
          <table:covered-table-cell/>
        </table:table-row>
      </table:table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P25">Winien <text:s text:c="13"/>Konto <text:span text:style-name="T38">Pasywne</text:span> <text:s text:c="22"/>Ma</text:p>
          </table:table-cell>
          <table:covered-table-cell/>
        </table:table-row>
        <table:table-row>
          <table:table-cell table:style-name="Table2.A2" office:value-type="string">
            <text:p text:style-name="P25">Zmniejszenia (-)</text:p>
          </table:table-cell>
          <table:table-cell table:style-name="Table2.B2" office:value-type="string">
            <text:p text:style-name="P25">Sadło początkowe </text:p>
            <text:p text:style-name="P25">Zwiększenia (+)</text:p>
          </table:table-cell>
        </table:table-row>
        <table:table-row>
          <table:table-cell table:style-name="Table2.A2" office:value-type="string">
            <text:p text:style-name="P25">Obroty kredytowe</text:p>
            <text:p text:style-name="P25">Sałdo końcowe (Dt)</text:p>
          </table:table-cell>
          <table:table-cell table:style-name="Table2.B2" office:value-type="string">
            <text:p text:style-name="P25">Obroty debetowe</text:p>
          </table:table-cell>
        </table:table-row>
        <table:table-row>
          <table:table-cell table:style-name="Table2.B2" table:number-columns-spanned="2" office:value-type="string">
            <text:p text:style-name="P25">Obroty konta <text:s text:c="16"/>= <text:s text:c="17"/>Obroty konta</text:p>
          </table:table-cell>
          <table:covered-table-cell/>
        </table:table-row>
      </table:table>
      <text:p text:style-name="P87"><text:soft-page-break/>Zestawienie obrotów i sald</text:p>
      <text:p text:style-name="P41">Zestawienie obrotów i sald <text:span text:style-name="T6">jest instrumentem kontroli poprawności księgowań oraz dostarczania danych do sporządzenia bilansu końcowego (bilansu zamknięcia).</text:span></text:p>
      <text:p text:style-name="P84">Metody poprawiania blędów księgowych</text:p>
      <text:list text:style-name="L34">
        <text:list-item>
          <text:p text:style-name="P85">Skreślenie</text:p>
        </text:list-item>
        <text:list-item>
          <text:p text:style-name="P85">Storno</text:p>
          <text:list>
            <text:list-item>
              <text:p text:style-name="P85">czarne</text:p>
              <text:list>
                <text:list-item>
                  <text:p text:style-name="P85">częściowe</text:p>
                </text:list-item>
                <text:list-item>
                  <text:p text:style-name="P85">zupełne</text:p>
                </text:list-item>
              </text:list>
            </text:list-item>
            <text:list-item>
              <text:p text:style-name="P85">czerwone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25_7e_LT_7e_Gliederung_20_1" style:display-name="master-page25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Gliederung_20_2" style:display-name="master-page25~LT~Gliederung 2" style:family="paragraph" style:parent-style-name="master-page25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5_7e_LT_7e_Gliederung_20_3" style:display-name="master-page25~LT~Gliederung 3" style:family="paragraph" style:parent-style-name="master-page25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5_7e_LT_7e_Gliederung_20_4" style:display-name="master-page25~LT~Gliederung 4" style:family="paragraph" style:parent-style-name="master-page25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5" style:display-name="master-page25~LT~Gliederung 5" style:family="paragraph" style:parent-style-name="master-page25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6" style:display-name="master-page25~LT~Gliederung 6" style:family="paragraph" style:parent-style-name="master-page25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7" style:display-name="master-page25~LT~Gliederung 7" style:family="paragraph" style:parent-style-name="master-page25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8" style:display-name="master-page25~LT~Gliederung 8" style:family="paragraph" style:parent-style-name="master-page25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9" style:display-name="master-page25~LT~Gliederung 9" style:family="paragraph" style:parent-style-name="master-page25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Titel" style:display-name="master-page2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Untertitel" style:display-name="master-page2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Notizen" style:display-name="master-page25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Hintergrundobjekte" style:display-name="master-page2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25_7e_LT_7e_Hintergrund" style:display-name="master-page25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18_7e_LT_7e_Gliederung_20_1" style:display-name="master-page18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Gliederung_20_2" style:display-name="master-page18~LT~Gliederung 2" style:family="paragraph" style:parent-style-name="master-page18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_7e_LT_7e_Gliederung_20_3" style:display-name="master-page18~LT~Gliederung 3" style:family="paragraph" style:parent-style-name="master-page18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_7e_LT_7e_Gliederung_20_4" style:display-name="master-page18~LT~Gliederung 4" style:family="paragraph" style:parent-style-name="master-page18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5" style:display-name="master-page18~LT~Gliederung 5" style:family="paragraph" style:parent-style-name="master-page18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6" style:display-name="master-page18~LT~Gliederung 6" style:family="paragraph" style:parent-style-name="master-page18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7" style:display-name="master-page18~LT~Gliederung 7" style:family="paragraph" style:parent-style-name="master-page18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8" style:display-name="master-page18~LT~Gliederung 8" style:family="paragraph" style:parent-style-name="master-page18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9" style:display-name="master-page18~LT~Gliederung 9" style:family="paragraph" style:parent-style-name="master-page18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Titel" style:display-name="master-page18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Untertitel" style:display-name="master-page18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Notizen" style:display-name="master-page18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Hintergrundobjekte" style:display-name="master-page1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18_7e_LT_7e_Hintergrund" style:display-name="master-page18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in" fo:page-height="16in" style:num-format="1" style:print-orientation="portrait" fo:margin-top="0.7874in" fo:margin-bottom="0.7874in" fo:margin-left="0.3209in" fo:margin-right="0.371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24:28.890262855</meta:creation-date>
    <dc:date>2023-11-22T11:12:47.257357459</dc:date>
    <meta:editing-duration>PT11H48M8S</meta:editing-duration>
    <meta:editing-cycles>41</meta:editing-cycles>
    <meta:generator>LibreOffice/7.5.8.2$Linux_X86_64 LibreOffice_project/50$Build-2</meta:generator>
    <meta:document-statistic meta:table-count="2" meta:image-count="0" meta:object-count="0" meta:page-count="10" meta:paragraph-count="203" meta:word-count="1110" meta:character-count="8340" meta:non-whitespace-character-count="7351"/>
  </office:meta>
</office:document-meta>
</file>